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</style:style>
    <style:style style:name="gr2" style:family="graphic" style:parent-style-name="standard">
      <style:graphic-properties draw:fill-color="#000000" draw:textarea-horizontal-align="justify" draw:textarea-vertical-align="top" draw:auto-grow-height="false" fo:min-height="1.045cm" fo:min-width="1.406cm"/>
    </style:style>
    <style:style style:name="gr3" style:family="graphic" style:parent-style-name="standard">
      <style:graphic-properties draw:opacity="26%" draw:textarea-horizontal-align="justify" draw:textarea-vertical-align="top" draw:auto-grow-height="false" fo:min-height="3.814cm" fo:min-width="4.707cm"/>
    </style:style>
    <style:style style:name="P1" style:family="paragraph">
      <loext:graphic-properties draw:fill-color="#000000"/>
      <style:paragraph-properties fo:text-align="center" style:writing-mode="lr-tb"/>
      <style:text-properties fo:font-size="8pt" style:font-size-asian="8pt" style:font-size-complex="8pt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start"/>
      <style:text-properties fo:font-size="14pt" style:font-size-asian="14pt" style:font-size-complex="14pt"/>
    </style:style>
    <style:style style:name="P4" style:family="paragraph">
      <loext:graphic-properties draw:opacity="26%"/>
      <style:paragraph-properties fo:text-align="start"/>
      <style:text-properties fo:font-size="14pt" style:font-size-asian="14pt" style:font-size-complex="14pt"/>
    </style:style>
    <style:style style:name="T1" style:family="text">
      <style:text-properties fo:color="#ffffff" fo:font-size="8pt" style:font-size-asian="8pt" style:font-size-complex="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1.816cm" svg:x="4.275cm" svg:y="2.0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1.905cm" svg:height="1.816cm" svg:x="1.889cm" svg:y="1.96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1.905cm" svg:height="2.07cm" svg:x="3.032cm" svg:y="2.599cm">
          <text:p text:style-name="P2"><text:span text:style-name="T1">AWS</text:span><text:span text:style-name="T1"><text:line-break/></text:span><text:span text:style-name="T1">Aurora</text:span><text:span text:style-name="T1"><text:line-break/></text:span><text:span text:style-name="T1">Postgres</text:span><text:span text:style-name="T1"><text:line-break/></text:span><text:span text:style-name="T1">Serverles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draw:layer="layout" svg:width="5.207cm" svg:height="4.064cm" svg:x="1.254cm" svg:y="1.127cm">
          <text:p text:style-name="P3"><text:span text:style-name="T2">VPC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.62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21-05-12T11:23:26.669054211</dc:date>
    <meta:editing-duration>PT2H35M34S</meta:editing-duration>
    <meta:editing-cycles>45</meta:editing-cycles>
    <meta:generator>LibreOffice/6.0.7.3$Linux_X86_64 LibreOffice_project/00m0$Build-3</meta:generator>
    <meta:document-statistic meta:object-count="4"/>
  </office:meta>
</office:document-meta>
</file>